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p&gt;Well today was just about as good as days can go.&lt;/p&gt;</text:p>
      <text:p text:style-name="Standard"/>
      <text:p text:style-name="Standard">&lt;p&gt;Barterlabs is now officially Open Source software. You can check out the github page by following this link:</text:p>
      <text:p text:style-name="Standard">&lt;a href="github.com/jotliet/barterlabs"&gt;github.com/jotliet/barterlabs&lt;/a&gt;&lt;/p&gt;</text:p>
      <text:p text:style-name="Standard"/>
      <text:p text:style-name="Standard">&lt;p&gt;Many many thanks go out to the open source community, and especially the subreddit &lt;a href="http://www.reddit.com/r/PHP/"&gt;/r/PHP&lt;/a&gt; for their patience and grace as I stumbled through the first few days of being live. I made some laughably amateur errors (like uploading all of the secure FTP password to the git repository - whooops!) but overall I feel like making Barterlabs open source was the right choice. The community has been very supportive, and I love every last one of you.&lt;/p&gt;</text:p>
      <text:p text:style-name="Standard"/>
      <text:p text:style-name="Standard">&lt;p&gt;But I know what you're all wondering... what's happening with the bike trip?&lt;/p&gt;</text:p>
      <text:p text:style-name="Standard"/>
      <text:p text:style-name="Standard">&lt;p&gt;Ahhhhh, the bike trip!&lt;/p&gt;</text:p>
      <text:p text:style-name="Standard"/>
      <text:p text:style-name="Standard">&lt;p&gt;A few days ago I approached Alex Kostelnik at &lt;a href="http://2020cycle.com/"&gt;20/20 Cycles&lt;/a&gt; here in Seattle with my idea to bike south using no cash, only bartering.&lt;/p&gt; </text:p>
      <text:p text:style-name="Standard"/>
      <text:p text:style-name="Standard">&lt;p&gt;It's difficult to compress into a simple blog post exactly the impact that Alex has had on the Seattle music, arts and cycling world. 20/20 Cycles is a staple destination for any biker, located conveniently on Union, next to &lt;a href="http://www.hollowearthradio.org/"&gt;Hollow Earth Radio&lt;/a&gt; and &lt;a href="https://central-cinema.com/"&gt;Central Cinema&lt;/a&gt;&lt;/p&gt;</text:p>
      <text:p text:style-name="Standard"/>
      <text:p text:style-name="Standard">­&lt;p&gt;Stroll along the sidewalk on any given day and you'll see rows of beautifully refurbished bikes shining in the sun with potential energy for endless adventures.&lt;/p&gt;</text:p>
      <text:p text:style-name="Standard"/>
      <text:p text:style-name="Standard">&lt;p&gt;If the sun is out, you may even see Alex or one of the other 20/20 Cycle experts catching some shade and chatting with the neighbors.&lt;/p&gt;</text:p>
      <text:p text:style-name="Standard"/>
      <text:p text:style-name="Standard">&lt;p&gt;Alex was on-board with my bartering adventure, which I gotta tell you, made me feel excellent. I love the the Seattle community with an endless passion, and to be accepted back by a guy like Alex Kostelnik made me feel like I might actually be doing something right!&lt;/p&gt;</text:p>
      <text:p text:style-name="Standard"/>
      <text:p text:style-name="Standard">&lt;p&gt;Everybody at 20/20 were totally on the same page about alternative forms of currency and the barter economy. So I offered the best physical items that I own in the world for trade, in hopes that Alex would agree to an exchange.&lt;/p&gt;</text:p>
      <text:p text:style-name="Standard"/>
      <text:p text:style-name="Standard">&lt;p&gt;The first item was a Peavey Vintage tube amp. Built in 1973, this 2x12” tube amp packs a wallop, with warm driving tube sounds. I own very little in the world, and I've lugged that amp around with me since 1991, when I bought it at the American Music in Tukwila, Washington. According to lore, that amp was pawned to the American Music a few weeks earlier by someone in Kurt's old camp (I think it was his dad) for spendin' cash. Nobody knew its history at the time. I bought it as my very first guitar amp at the age of 11, and only years later discovered its history. I'd say there's an 85% chance the amp actually belonged to Kurt. The amp fits the right place/time in history, and this city is known for being very small when it comes to the scene. Anyway, just as an amp itself, Alex was happy to trade. But one guitar amp doesn't equal an amazing road bike.&lt;/p&gt;</text:p>
      <text:p text:style-name="Standard"/>
      <text:p text:style-name="Standard">&lt;/p&gt;So to sweeten the pot I threw in my current commuter bike. It's a folding bike that's lickety-split <text:soft-page-break/>quick! I bought it from my wonderful friend Forrest (amazing Forrest who I discovered was present for many pivotal moments in my life during the last decade!) last fall.&lt;/p&gt;</text:p>
      <text:p text:style-name="Standard"/>
      <text:p text:style-name="Standard">&lt;p&gt;After I showed Alex my humble offerings, he lead me outside and showed me the bike he had in mind. He didn't even have to point it out to me because I saw it right away. It was glowing with energy and soul from the end of the bike rack.&lt;/p&gt;</text:p>
      <text:p text:style-name="Standard"/>
      <text:p text:style-name="Standard">&lt;p&gt;The bike is a Trek 520 touring bike. It is, quite honestly, the nicest bike I've ever set my hands upon. Honestly, I was blown away. I seriously couldn't believe it.&lt;/p&gt;</text:p>
      <text:p text:style-name="Standard"/>
      <text:p text:style-name="Standard">&lt;p&gt;I took it for a spin down the street, and it was an instant fit. So smooth. I just kept thinking “there's no way Alex will trade me this bike for a guitar amp. Just no way.”&lt;/p&gt;</text:p>
      <text:p text:style-name="Standard"/>
      <text:p text:style-name="Standard">&lt;p&gt;I rolled back to the front porch of the shop where Alex and Scott were relaxing on the bench, chatting with the people walking by. I tried to contain how happy I was, you know, play it cool. Scott started right into telling me all about the bike, the brakes, lights and wheels. But the time had come to discuss business.&lt;/p&gt;</text:p>
      <text:p text:style-name="Standard"/>
      <text:p text:style-name="Standard">&lt;p&gt;”So you know what I'm doing, right, with the whole bartering thing?” I asked&lt;/p&gt;</text:p>
      <text:p text:style-name="Standard"/>
      <text:p text:style-name="Standard">&lt;/p&gt;”Yep,” said Alex, “and that bike is the perfect fit for a trip like that, but it's expensive.”&lt;/p&gt;</text:p>
      <text:p text:style-name="Standard"/>
      <text:p text:style-name="Standard">&lt;p&gt;My heart dropped. Maybe he didn't understand the barter situation, or maybe he could only trade if I paid the balance in cash? I started talking more about the amp, and how special it is. Alex stopped me...&lt;/p&gt;</text:p>
      <text:p text:style-name="Standard"/>
      <text:p text:style-name="Standard">&lt;p&gt;”Got anything else? Any gear, microphones?”&lt;/p&gt;</text:p>
      <text:p text:style-name="Standard"/>
      <text:p text:style-name="Standard"/>
      <text:p text:style-name="Standard"/>
      <text:p text:style-name="Standard"/>
      <text:p text:style-name="P1">&lt;div&gt;</text:p>
      <text:p text:style-name="Standard">&lt;a href="/img/barter_blog/barter1a.jpg"&gt;&lt;img src="/img/barter_blog/barter1a.jpg" height="300" width="300"&gt;&lt;/a&gt;</text:p>
      <text:p text:style-name="Standard">&lt;a href="/img/barter_blog/barter1b.jpg"&gt;&lt;img src="/img/barter_blog/barter1b.jpg" height="300" width="300"&gt;&lt;/a&gt;</text:p>
      <text:p text:style-name="Standard">&lt;/div&gt;</text:p>
      <text:p text:style-name="Standard"/>
      <text:p text:style-name="Standard">&lt;div&gt;</text:p>
      <text:p text:style-name="Standard">&lt;a href="/img/barter_blog/barter1c.jpg"&gt;&lt;img src="/img/barter_blog/barter1c.jpg" height="300" width="300"&gt;&lt;/a&gt;</text:p>
      <text:p text:style-name="Standard">&lt;a href="/img/barter_blog/barter1d.jpg"&gt;&lt;img src="/img/barter_blog/barter1d.jpg" height="300" width="300"&gt;&lt;/a&gt;</text:p>
      <text:p text:style-name="Standard">&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Clark</meta:initial-creator>
    <meta:creation-date>2014-05-13T16:47:28.46</meta:creation-date>
    <meta:document-statistic meta:table-count="0" meta:image-count="0" meta:object-count="0" meta:page-count="3" meta:paragraph-count="30" meta:word-count="835" meta:character-count="5176"/>
    <dc:date>2014-05-14T14:19:23.73</dc:date>
    <dc:creator>Alexander Clark</dc:creator>
    <meta:editing-duration>PT20H59M44S</meta:editing-duration>
    <meta:editing-cycles>1</meta:editing-cycles>
    <meta:generator>OpenOffice/4.0.1$Win32 OpenOffice.org_project/401m5$Build-9714</meta:generator>
  </office:meta>
</office:document-meta>
</file>